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7Ea5faArial" svg:font-family="7Ea5fa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style:use-window-font-color="true" style:font-name="Times New Roman" fo:font-size="11pt" fo:font-weight="bold" style:font-size-asian="11pt" style:font-weight-asian="bold" style:font-size-complex="11pt" style:font-weight-complex="bold"/>
    </style:style>
    <style:style style:name="P2" style:family="paragraph" style:parent-style-name="Standard" style:list-style-name="">
      <style:paragraph-properties fo:text-align="center" style:justify-single-word="false" style:text-autospace="none"/>
      <style:text-properties style:use-window-font-color="true" style:font-name="Times New Roman" fo:font-size="11pt" style:font-size-asian="11pt" style:font-size-complex="11pt"/>
    </style:style>
    <style:style style:name="P3" style:family="paragraph" style:parent-style-name="Standard" style:list-style-name="">
      <style:paragraph-properties fo:text-align="start" style:justify-single-word="false" style:text-autospace="none"/>
      <style:text-properties style:use-window-font-color="true" style:font-name="Times New Roman" fo:font-size="11pt" style:font-size-asian="11pt" style:font-size-complex="11pt"/>
    </style:style>
    <style:style style:name="P4" style:family="paragraph" style:parent-style-name="Standard" style:list-style-name="L1">
      <style:paragraph-properties fo:text-align="start" style:justify-single-word="false" style:text-autospace="none"/>
      <style:text-properties style:use-window-font-color="true" style:font-name="Times New Roman" fo:font-size="11pt" style:font-size-asian="11pt" style:font-size-complex="11pt"/>
    </style:style>
    <style:style style:name="P5" style:family="paragraph" style:parent-style-name="Standard">
      <style:paragraph-properties fo:text-align="start" style:justify-single-word="false" style:text-autospace="none"/>
      <style:text-properties style:use-window-font-color="true" style:font-name="Times New Roman" fo:font-size="11pt" style:font-size-asian="11pt" style:font-size-complex="11pt"/>
    </style:style>
    <style:style style:name="P6" style:family="paragraph" style:parent-style-name="Standard">
      <style:paragraph-properties fo:line-height="15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1pt" style:font-size-asian="11pt" style:font-size-complex="11pt"/>
    </style:style>
    <style:style style:name="P7" style:family="paragraph" style:parent-style-name="Standard">
      <style:paragraph-properties fo:line-height="15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1pt" style:font-size-asian="11pt" style:font-name-complex="Times New Roman" style:font-size-complex="11pt"/>
    </style:style>
    <style:style style:name="P8" style:family="paragraph" style:parent-style-name="Standard">
      <style:paragraph-properties fo:line-height="15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1pt" fo:font-style="normal" fo:font-weight="normal" style:font-name-asian="TimesNewRomanPSMT" style:font-size-asian="11pt" style:font-style-asian="normal" style:font-weight-asian="normal" style:font-name-complex="Times New Roman" style:font-size-complex="11pt" style:font-style-complex="normal" style:font-weight-complex="normal"/>
    </style:style>
    <style:style style:name="P9" style:family="paragraph" style:parent-style-name="Standard" style:list-style-name="WWNum1">
      <style:paragraph-properties fo:margin-top="0cm" fo:margin-bottom="0cm" fo:line-height="150%" fo:text-align="justify" style:justify-single-word="false" fo:hyphenation-ladder-count="no-limit"/>
      <style:text-properties style:use-window-font-color="true" style:font-name="Times New Roman" fo:font-size="11pt" style:font-size-asian="11pt" style:font-size-complex="11pt" fo:hyphenate="false" fo:hyphenation-remain-char-count="2" fo:hyphenation-push-char-count="2"/>
    </style:style>
    <style:style style:name="P10" style:family="paragraph" style:parent-style-name="Standard">
      <style:paragraph-properties fo:margin-top="0cm" fo:margin-bottom="0cm" fo:line-height="10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1pt" style:font-size-asian="11pt" style:font-size-complex="11pt"/>
    </style:style>
    <style:style style:name="P11" style:family="paragraph" style:parent-style-name="Standard" style:list-style-name="WWNum1">
      <style:paragraph-properties fo:margin-top="0cm" fo:margin-bottom="0cm" fo:line-height="150%" fo:text-align="justify" style:justify-single-word="false" fo:hyphenation-ladder-count="no-limit"/>
      <style:text-properties style:use-window-font-color="true" style:font-name="Times New Roman" fo:font-size="11pt" fo:language="fr" fo:country="FR" style:font-size-asian="11pt" style:font-size-complex="11pt" fo:hyphenate="false" fo:hyphenation-remain-char-count="2" fo:hyphenation-push-char-count="2"/>
    </style:style>
    <style:style style:name="P12" style:family="paragraph" style:parent-style-name="Standard">
      <style:paragraph-properties fo:margin-left="0cm" fo:margin-right="0cm" fo:margin-top="0cm" fo:margin-bottom="0cm" fo:line-height="150%" fo:text-align="justify" style:justify-single-word="false" fo:text-indent="1.249cm" style:auto-text-indent="false"/>
      <style:text-properties style:use-window-font-color="true" style:font-name="Times New Roman" fo:font-size="11pt" style:font-size-asian="11pt" style:font-size-complex="11pt"/>
    </style:style>
    <style:style style:name="P13" style:family="paragraph" style:parent-style-name="Standard">
      <style:paragraph-properties fo:margin-left="0cm" fo:margin-right="0cm" fo:margin-top="0cm" fo:margin-bottom="0cm" fo:line-height="150%" fo:text-align="justify" style:justify-single-word="false" fo:text-indent="1.24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1pt" style:font-size-asian="11pt" style:font-size-complex="11pt"/>
    </style:style>
    <style:style style:name="P14" style:family="paragraph" style:parent-style-name="Standard" style:list-style-name="WWNum1">
      <style:paragraph-properties fo:margin-left="0cm" fo:margin-right="0cm" fo:margin-top="0cm" fo:margin-bottom="0cm" fo:line-height="150%" fo:text-align="justify" style:justify-single-word="false" fo:hyphenation-ladder-count="no-limit" fo:text-indent="1.249cm" style:auto-text-indent="false"/>
      <style:text-properties style:use-window-font-color="true" style:font-name="Times New Roman" fo:font-size="11pt" style:font-size-asian="11pt" style:font-size-complex="11pt" fo:hyphenate="false" fo:hyphenation-remain-char-count="2" fo:hyphenation-push-char-count="2"/>
    </style:style>
    <style:style style:name="P15" style:family="paragraph" style:parent-style-name="Standard" style:list-style-name="WWNum1">
      <style:paragraph-properties fo:margin-left="0cm" fo:margin-right="0cm" fo:margin-top="0cm" fo:margin-bottom="0cm" fo:line-height="150%" fo:text-align="justify" style:justify-single-word="false" fo:hyphenation-ladder-count="no-limit" fo:text-indent="1.249cm" style:auto-text-indent="false"/>
      <style:text-properties style:use-window-font-color="true" style:font-name="Times New Roman" fo:font-size="11pt" fo:language="fr" fo:country="FR" style:font-size-asian="11pt" style:font-size-complex="11pt" fo:hyphenate="false" fo:hyphenation-remain-char-count="2" fo:hyphenation-push-char-count="2"/>
    </style:style>
    <style:style style:name="P16"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style:use-window-font-color="true" style:font-name="Times New Roman" fo:font-size="11pt" style:font-size-asian="11pt" style:font-size-complex="11pt"/>
    </style:style>
    <style:style style:name="T1" style:family="text">
      <style:text-properties fo:color="#000096"/>
    </style:style>
    <style:style style:name="T2" style:family="text">
      <style:text-properties fo:color="#000000"/>
    </style:style>
    <style:style style:name="T3" style:family="text">
      <style:text-properties fo:color="#000000" fo:language="fr" fo:country="FR"/>
    </style:style>
    <style:style style:name="T4" style:family="text">
      <style:text-properties fo:color="#000000" fo:language="fr" fo:country="FR" fo:font-style="italic" style:font-style-asian="italic"/>
    </style:style>
    <style:style style:name="T5" style:family="text">
      <style:text-properties fo:color="#000000" fo:language="fr" fo:country="FR" style:font-name-complex="Times New Roman"/>
    </style:style>
    <style:style style:name="T6" style:family="text">
      <style:text-properties fo:color="#000000" fo:language="fr" fo:country="FR" style:language-asian="ru" style:country-asian="RU" style:font-name-complex="7Ea5faArial"/>
    </style:style>
    <style:style style:name="T7" style:family="text">
      <style:text-properties fo:color="#000000" style:font-name="Times New Roman" style:font-name-complex="Times New Roman"/>
    </style:style>
    <style:style style:name="T8" style:family="text">
      <style:text-properties fo:color="#000000" style:font-name="Times New Roman" fo:language="fr" fo:country="FR" style:font-name-complex="Times New Roman"/>
    </style:style>
    <style:style style:name="T9" style:family="text">
      <style:text-properties fo:color="#000000" style:font-name="Times New Roman" fo:language="fr" fo:country="FR" style:language-asian="ru" style:country-asian="RU" style:font-name-complex="7Ea5faArial"/>
    </style:style>
    <style:style style:name="T10" style:family="text">
      <style:text-properties fo:color="#000000" style:font-name="Times New Roman" fo:font-size="10pt" fo:language="fr" fo:country="FR" style:font-size-asian="10pt" style:language-asian="ru" style:country-asian="RU" style:font-name-complex="7Ea5faArial" style:font-size-complex="10pt"/>
    </style:style>
    <style:style style:name="T11" style:family="text">
      <style:text-properties fo:color="#000000" style:font-name="Times New Roman" fo:language="fr" fo:country="FR"/>
    </style:style>
    <style:style style:name="T12" style:family="text">
      <style:text-properties fo:color="#000000" style:font-name="Times New Roman" fo:language="fr" fo:country="FR" fo:font-style="italic" style:font-style-asian="italic"/>
    </style:style>
    <style:style style:name="T13" style:family="text">
      <style:text-properties fo:color="#000000" style:font-name="Times New Roman" fo:language="fr" fo:country="FR" style:language-asian="ru" style:country-asian="RU" style:font-name-complex="7Ea5faArial"/>
    </style:style>
    <style:style style:name="T14" style:family="text">
      <style:text-properties fo:color="#000000" style:font-name="Times New Roman" fo:font-size="12pt" fo:language="fr" fo:country="FR" style:font-size-asian="12pt" style:font-size-complex="12pt"/>
    </style:style>
    <style:style style:name="T15" style:family="text">
      <style:text-properties fo:color="#000000" style:font-name="Times New Roman" fo:font-size="12pt" fo:language="fr" fo:country="FR" style:font-size-asian="12pt" style:language-asian="ru" style:country-asian="RU" style:font-name-complex="7Ea5faArial" style:font-size-complex="12pt"/>
    </style:style>
    <style:style style:name="T16" style:family="text">
      <style:text-properties fo:color="#000000" style:font-name-complex="Times New Roman"/>
    </style:style>
    <style:style style:name="T17" style:family="text">
      <style:text-properties fo:language="fr" fo:country="FR"/>
    </style:style>
    <style:style style:name="T18" style:family="text">
      <style:text-properties fo:language="fr" fo:country="FR" style:language-asian="ru" style:country-asian="RU" style:font-name-complex="7Ea5faArial"/>
    </style:style>
    <style:style style:name="T19" style:family="text">
      <style:text-properties fo:language="fr" fo:country="FR" fo:font-weight="bold" style:font-weight-asian="bold"/>
    </style:style>
    <style:style style:name="T20" style:family="text">
      <style:text-properties fo:language="fr" fo:country="FR" fo:font-style="italic" style:font-style-asian="italic"/>
    </style:style>
    <style:style style:name="T21" style:family="text">
      <style:text-properties fo:language="fr" fo:country="FR" style:font-name-complex="Times New Roman"/>
    </style:style>
    <style:style style:name="T22" style:family="text">
      <style:text-properties style:font-name="Times New Roman" fo:language="fr" fo:country="FR"/>
    </style:style>
    <style:style style:name="T23" style:family="text">
      <style:text-properties style:font-name="Times New Roman" fo:language="fr" fo:country="FR" fo:font-style="italic" style:font-style-asian="italic"/>
    </style:style>
    <style:style style:name="T24" style:family="text">
      <style:text-properties style:font-name="Times New Roman" fo:language="fr" fo:country="FR" fo:font-weight="bold" style:font-weight-asian="bold"/>
    </style:style>
    <style:style style:name="T25" style:family="text">
      <style:text-properties style:font-name="Times New Roman" fo:font-size="12pt" fo:language="fr" fo:country="FR" style:font-size-asian="12pt" style:font-size-complex="12pt"/>
    </style:style>
    <style:style style:name="T26" style:family="text">
      <style:text-properties style:font-name="Times New Roman" fo:font-size="12pt" fo:language="fr" fo:country="FR" fo:font-style="italic" style:font-size-asian="12pt" style:font-style-asian="italic" style:font-size-complex="12pt"/>
    </style:style>
    <style:style style:name="T27" style:family="text">
      <style:text-properties style:font-name="Times New Roman" fo:font-size="12pt" fo:language="fr" fo:country="FR" fo:font-weight="bold" style:font-size-asian="12pt" style:font-weight-asian="bold" style:font-size-complex="12pt"/>
    </style:style>
    <style:style style:name="T28" style:family="text">
      <style:text-properties style:text-position="super 58%" style:font-name="Times New Roman" fo:font-size="12pt" fo:language="fr" fo:country="FR" style:font-size-asian="12pt" style:font-size-complex="12pt"/>
    </style:style>
    <style:style style:name="T29" style:family="text">
      <style:text-properties style:text-position="super 58%" style:font-name="Times New Roman" fo:language="fr" fo:country="FR"/>
    </style:style>
    <style:style style:name="T30" style:family="text">
      <style:text-properties style:text-position="super 58%" fo:language="fr" fo:country="FR"/>
    </style:style>
    <style:style style:name="T31" style:family="text">
      <style:text-properties fo:font-weight="bold" style:font-weight-asian="bold" style:font-weight-complex="bold"/>
    </style:style>
    <style:style style:name="T32" style:family="text">
      <style:text-properties style:font-name-complex="Times New Roman"/>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phémérides : Carnets de vie et la correspondance d'un révolutionnaire<text:line-break/>français de la seconde moitié du XIXe s., Henri Delescluze (1819-1879) :<text:line-break/>une édition électronique</text:p>
      <text:p text:style-name="P2"/>
      <text:p text:style-name="P2"/>
      <text:p text:style-name="P3"/>
      <text:p text:style-name="P3"><text:span text:style-name="T34">Auteur</text:span> : Louis Henri Delescluze (1819-1879)</text:p>
      <text:p text:style-name="P3"/>
      <text:p text:style-name="P3"><text:span text:style-name="T34">Auteurs de l'édition</text:span> :</text:p>
      <text:p text:style-name="P3">Direction scientifique : Christine Nougaret, professeur d'archivistique et de diplomatique contemporaine à l'Ecole des chartes</text:p>
      <text:p text:style-name="P3">Co-édition du carnet 1 et des lettres, indexation du premier carnet, modélisation et encodage de l'édition, contribution à la mise en place du site Web : Natalia Pashkeeva, historienne-archiviste, <text:s/>; doctorante EHESS CERCEC, vacataire de recherche à l'Ecole des chartes)</text:p>
      <text:p text:style-name="P3">Co-édition du carnet 1 et des lettres, édition du carnet 2, indexation de l'ensemble : Benjamin d'Anfray, archiviste-paléographe</text:p>
      <text:p text:style-name="P3">Direction informatique : Florence Clavaud, conservateur en chef du patrimoine à l'Ecole des chartes</text:p>
      <text:p text:style-name="P3"/>
      <text:p text:style-name="P3"><text:span text:style-name="T34">Diffusion de l'édition </text:span>: École nationale des chartes, 19 rue de la Sorbonne 75005 Paris</text:p>
      <text:p text:style-name="P3"/>
      <text:p text:style-name="P3"><text:span text:style-name="T34">Dates de l'édition </text:span>: 2010-décembre 2012</text:p>
      <text:p text:style-name="P3"/>
      <text:p text:style-name="P3"><text:span text:style-name="T34">Statut juridique de l'édition</text:span> : Utilisable librement uniquement dans le cadre de recherches scientifiques, aucune utilisation possible dans un but commercial sans l’accord préalable écrit des auteurs. (Licence Creative Commons)</text:p>
      <text:p text:style-name="P3"/>
      <text:p text:style-name="P3"><text:span text:style-name="T34">Langues utilisées</text:span> :</text:p>
      <text:p text:style-name="P3">- français (langue principale de l'auteur et langue des éditeurs)</text:p>
      <text:p text:style-name="P3">- anglais (certains mots et passages des carnets sont écrits en anglais)</text:p>
      <text:p text:style-name="P3">- latin (certains mots et passages des carnets sont écrits en latin)</text:p>
      <text:p text:style-name="P3"/>
      <text:p text:style-name="P3"><text:span text:style-name="T34">Présentation des documents édités </text:span>:</text:p>
      <text:p text:style-name="P3">Cote : Archives nationales (Paris), Fonds Charles et Henri Delescluze, 494 AP / 1</text:p>
      <text:p text:style-name="P3"/>
      <text:p text:style-name="P3"><text:span text:style-name="T33">Contenu</text:span> :</text:p>
      <text:list xml:id="list1774863937129319103" text:style-name="L1">
        <text:list-item>
          <text:p text:style-name="P4">carnets de prison et d'exil de Louis Henri Delescluze ;</text:p>
        </text:list-item>
        <text:list-item>
          <text:p text:style-name="P4">Correspondance de Louis Henri Delescluze pour la période des carnets de prison et d'exil </text:p>
        </text:list-item>
      </text:list>
      <text:p text:style-name="P5"/>
      <text:p text:style-name="P12"><text:span text:style-name="T17">Pour les carnets conservés aux Archives nationales, nous avons établi la chronologie suivante : </text:span></text:p>
      <text:list xml:id="list8328891425757661198" text:style-name="WWNum1">
        <text:list-item>
          <text:p text:style-name="P15">premier carnet : du 30 novembre 1851 au 16 octobre 1852.</text:p>
        </text:list-item>
        <text:list-item>
          <text:p text:style-name="P15">deuxième carnet : du 17 octobre 1852 au 26 mars 1854;</text:p>
        </text:list-item>
        <text:list-item>
          <text:p text:style-name="P15">troisième carnet : du 27 mars 1854 au 15 décembre 1854;</text:p>
        </text:list-item>
        <text:list-item>
          <text:p text:style-name="P14"><text:span text:style-name="T17">quatrième carnet : du 1</text:span><text:span text:style-name="T30">er</text:span><text:span text:style-name="T17"> janvier 1857 au 19 décembre 1857 ; </text:span></text:p>
        </text:list-item>
        <text:list-item>
          <text:p text:style-name="P14"><text:span text:style-name="T17">sixième carnet selon la numérotation attribuée par Henri Delescluze : du 24 avril 1858 au 12 décembre 1858 ; </text:span></text:p>
        </text:list-item>
        <text:list-item>
          <text:p text:style-name="P14"><text:span text:style-name="T17">septième carnet selon la numérotation attribuée par Henri Delescluze : du 13 décembre 1858 au 21 novembre 1859 ; </text:span></text:p>
        </text:list-item>
        <text:list-item>
          <text:p text:style-name="P14"><text:span text:style-name="T17">treizième carnet selon la numérotation attribuée par Henri Delescluze : du 27 décembre 1863 au 19 février 1865;</text:span></text:p>
        </text:list-item>
        <text:list-item>
          <text:p text:style-name="P14"><text:span text:style-name="T17">dernier carnet sans le numéro attribué par Henri Delescluze : du 23 juin 1866 au 4 novembre </text:span><text:soft-page-break/><text:span text:style-name="T17">1866. </text:span></text:p>
        </text:list-item>
      </text:list>
      <text:p text:style-name="P12"><text:span text:style-name="T17">La plupart des lettres d’Henri Delescluze sont également conservées aux Archives nationales. Pour cette correspondance, nous avons établi les statistiques suivantes : </text:span></text:p>
      <text:list xml:id="list42682090" text:continue-numbering="true" text:style-name="WWNum1">
        <text:list-item>
          <text:p text:style-name="P9"><text:span text:style-name="T17">1852 : six lettres (correspondance active);</text:span></text:p>
        </text:list-item>
        <text:list-item>
          <text:p text:style-name="P9"><text:span text:style-name="T17">1853 : sept lettres (correspondance active);</text:span></text:p>
        </text:list-item>
        <text:list-item>
          <text:p text:style-name="P9"><text:span text:style-name="T17">1854 : sept lettres (cinq reçues et deux envoyées) ;</text:span></text:p>
        </text:list-item>
        <text:list-item>
          <text:p text:style-name="P9"><text:span text:style-name="T17">1857 : trois lettres (une reçue et deux envoyées) ;</text:span></text:p>
        </text:list-item>
        <text:list-item>
          <text:p text:style-name="P9"><text:span text:style-name="T17">1858 : deux lettres (correspondance active) ;</text:span></text:p>
        </text:list-item>
        <text:list-item>
          <text:p text:style-name="P9"><text:span text:style-name="T17">1859 : trois lettres (deux reçues et une envoyée) ;</text:span></text:p>
        </text:list-item>
        <text:list-item>
          <text:p text:style-name="P11">1863 : pas de correspondance conservée aux AN ;</text:p>
        </text:list-item>
        <text:list-item>
          <text:p text:style-name="P11">1864 : pas de correspondance conservée aux AN ;</text:p>
        </text:list-item>
        <text:list-item>
          <text:p text:style-name="P9"><text:span text:style-name="T17">1865 : une lettre (correspondance active) ;</text:span></text:p>
        </text:list-item>
        <text:list-item>
          <text:p text:style-name="P9"><text:span text:style-name="T17">1866 : trois lettres (deux reçues et une envoyée). </text:span></text:p>
        </text:list-item>
      </text:list>
      <text:p text:style-name="P12"/>
      <text:p text:style-name="P5"><text:span text:style-name="T33">Provenance et histoire de la conservation</text:span> : </text:p>
      <text:p text:style-name="P16"><text:span text:style-name="T17">Les textes édités ici font partie de l’ensemble des documents produits par Henri Delescluze pendant les années de sa détention et de son exil en Angleterre et aux États-Unis après le sorti de la prison de Belle-Île-en-Mer le 18 avril 1953. Les documents sont conservés aux Archives Nationales à Paris et à la Bibliothèque municipale de Lille. Ils appartiennent à un même ensemble de papiers de famille Delescluze vraisemblablement regroupés à la mort d’Henri Delescluze, en 1879, par Octave Advenant, ami de la famille Delescluze et ancien collaborateur du </text:span><text:span text:style-name="T20">Réveil </text:span><text:span text:style-name="T17">(journal fondé par Charles Delescluze en 1868). Octave finança le retour d’Henri en France en 1879 et prit en charge ses funérailles. L’ensemble des documents, vendu à Paris en mars 1904, est décrit dans le catalogue de vente.</text:span></text:p>
      <text:p text:style-name="P12"><text:span text:style-name="T17"/></text:p>
      <text:p text:style-name="P5"/>
      <text:p text:style-name="P5">cf. fichier sur la vie de Delescluze</text:p>
      <text:p text:style-name="P5"/>
      <text:p text:style-name="P5"><text:span text:style-name="T33">Genèse des écrits de prison</text:span> : </text:p>
      <text:p text:style-name="P8">Les écrits d'Henri Delescluze ici édités ne s'inscrivent guère dans une perspective militante, et restent avant tout des écrits personnels, intimes, même si leur auteur s'est essayé pendant son détention à de nombreux genres.</text:p>
      <text:p text:style-name="P8">Henri Delescluze a en effet écrit pendant sa détention un nombre assez important d'œuvres littéraires : deux vaudevilles, quelques tentatives poétiques, plusieurs nouvelles, et un long roman de plus de 400 pages manuscrites. Le fonds de la Bibliothèque municipale de Lille, où se trouvent ces écrits, conserve également plusieurs cahiers de notes de cours – un enseignement mutuel s'était organisé entre les détenus de Belle-Île, qui allait des mathématiques à l'astronomie en passant par l'histoire, la géologie, la géographie...</text:p>
      <text:p text:style-name="P8">Si une nouvelle date de sa détention préventive à Lyon, les premiers textes écrits à Belle-Île ne relèvent pas de la fiction. Il semble qu'Henri Delescluze ait, lui aussi, conçu le projet d'écrire un livre sur la détention politique, en racontant d'un point de vue plus « collectif » les évènements qui touchent les prisonniers, et les <text:soft-page-break/>réflexions politiques qu'ils lui inspirent. Il en a rédigé trois chapitres : le premier raconte le voyage des condamnés du complot de Lyon entre cette ville et Belle-Île, et les deuxième et troisième portent les titres suivants : « Des mœurs et habitudes des prisonniers » et « De la prison sous le point de vue moral et physiologique ». S'y ajoute enfin un bref récit de l'annonce du coup d'État dans la prison, qu'il intitule « Émotion !... »</text:p>
      <text:p text:style-name="P8"/>
      <text:p text:style-name="P8">Le voyage de Lyon à Belle-Île, écrit certainement dès les premiers jours de son arrivée sur l'île, est le lieu, où l'auteur exprime pour la dernière fois un véritable sentiment d'appartenance au parti républicain, insistant sur la fraternité qui règne entre les détenus. Les autres chapitres relèvent davantage d'un regard ethnographique, plus extérieur, qui sacrifie au genre de la « physiologie », très en vogue à cette époque. On voit s'additionner dans ces écrits plusieurs points de vue : on lit un ethnographe ou tantôt un journaliste, qui développe une réflexion politique, avant de lancer un trait d'humour, puis s'adonne à la contemplation... L'auteur y semble chercher sa place dans la communauté des détenus : soucieux avant tout d'obtenir sa grâce, il ne peut s'engager auprès des prisonniers les plus révoltés qui tentent de résister à l'emprisonnement par tous les moyens. Delescluze fréquente d'abord une certaine élite lettrée des prisonniers, mais il semble, selon les informations qu'on lit dans les carnets, qu'il se détourne progressivement d'eux – certains, chauds partisans de Barbès, ne sont pas les meilleures fréquentations pour qui veut être bien considéré du directeur de la prison... Se définir en tant qu'écrivain permet de mieux supporter la solitude de la détention. Là où menacent la maladie et la folie, l'écriture est une manière se maintenir comme être agissant. L'auteur peut ainsi s'affirmer dans le jugement ou la description de ce qu'il voit autour de lui, que sa plume peut présenter, agencer, dramatiser d'une certaine manière. Cette affirmation individuelle va donc de pair avec la volonté de se « distraire » du quotidien de la prison.</text:p>
      <text:p text:style-name="P8"/>
      <text:p text:style-name="P8">Mais cette écriture à la fois intime et de réflexion cesse peu après son arrivée à Belle-Île, dès janvier 1852. Prendre la plume devient alors un acte de « distraction » parmi d'autres. C'est alors la fiction qui domine dans la production d'Henri Delescluze ; même l'écriture d'érudition, par l'entremêlement hétéroclite des disciplines qu'on peut voir dans les cahiers de cours, semble une tentative d'évasion intellectuelle, « divertissante » par la variété même des sujets abordés.</text:p>
      <text:p text:style-name="P8"><text:tab/>Dès 1851, d'ailleurs, la date d'écriture du son premier écrit de fiction (il est alors détenu dans la prison de Perrache) coïncide avec l'abandon de son espoir d'être relaxé. Plusieurs de ses romans ou nouvelles lui permettent ainsi de fuir la sombre réalité de l'enfermement, de revenir à Paris, ou de se créer un alter ego littéraire idéalisé.</text:p>
      <text:p text:style-name="P8"><text:tab/>Ce qui caractérise aussi cette écriture récréative est l'exigence variable de Delescluze vis-à-vis de ses écrits. Certains passages sont raturés, ou ont fait l'objet de plusieurs reformulations, alors que d'autres, écrits au fil de la plume, laissent passer quelques incohérences. Le fonds de Lille ne conserve aucune mise au propre de ces textes.</text:p>
      <text:p text:style-name="P8"><text:tab/>Les carnets de prison de Delescluze doivent donc être replacés dans cette abondance d'écrits, dont la nature varie selon le temps. Le début véritable de l'écriture éphéméride, au 28 janvier 1852, coïncide avec <text:soft-page-break/>l'abandon de ses textes descriptifs et analytiques.</text:p>
      <text:p text:style-name="P7"/>
      <text:p text:style-name="P7"><text:span text:style-name="T33">Contenu des écrits de prison</text:span> : voir fichier annexe</text:p>
      <text:p text:style-name="P7"/>
      <text:p text:style-name="P7"><text:span text:style-name="T33">Présentation du carnet 1 </text:span>:</text:p>
      <text:p text:style-name="P6"><text:span text:style-name="T32">Dates extrêmes : </text:span><text:span text:style-name="T21">30 novembre 1851 - 16 octobre 1852</text:span></text:p>
      <text:p text:style-name="P6"><text:span text:style-name="T21">Dimensions : </text:span><text:span text:style-name="T18">15,5 cm x 10,6 cm</text:span></text:p>
      <text:p text:style-name="P10"><text:span text:style-name="T18">Le carnet est conservé sous une <text:s/>couverture en carton solide de couleur bleue, de dimensions 19,5 cm x 12,5 cm,</text:span><text:span text:style-name="T18"> </text:span><text:span text:style-name="T18">un peu abimée en haut, qui couvre en fait l’ensemble des trois premiers carnets d’Henri Delescluze. . Le dos de la couverture est beige. La couverture semble avoir été fabriquée à la main par Henri Delescluze : elle est composée de carton et de différents morceaux du papier. </text:span></text:p>
      <text:p text:style-name="P10"><text:span text:style-name="T18">Le carnet est également fabriqué manuellement. Il est composé <text:s/>de 40 feuilles de papier pliées et retenues entre elles par une ficelle.</text:span></text:p>
      <text:p text:style-name="P10"><text:span text:style-name="T18">Le papier est un peu jauni mais reste d’une bonne qualité.</text:span></text:p>
      <text:p text:style-name="P10"><text:span text:style-name="T18">Les feuilles de papier ont été coupées par Henri Delescluze comme le montrent leurs bords.</text:span></text:p>
      <text:p text:style-name="P10"><text:span text:style-name="T18"/></text:p>
      <text:p text:style-name="P13"><text:span text:style-name="T18">Le papier du carnet a dû être acheté par Henri Delescluze en prison. Les dépenses notées dans son premier carnet le 30 janvier 1852 signalent l’achat d’une main de papier au prix de 0,40 francs. Selon J.-Y. Mollier, les détenus avaient le droit d’acheter des provisions auprès de la population bretonne locale, autorisée deux heures par jour à venir vendre des produits alimentaires. Vraisemblablement outre les provisions les détenus avaient le droit d’acheter d’autres produits, comme le papier et l’encre. L’encre du premier carnet a dû être aussi achetée en prison. Le 2 février 1852, Delescluze note l’achat d’une bouteille d’encre au prix de 0,25 francs. De couleur brune foncée, cette encre a pu être diluée : le numéro du carnet écrit dans le coin droit supérieur de la première page du carnet est en encre délayée. Ce changement a pu également être produit par une autre tranche de plume. </text:span></text:p>
      <text:p text:style-name="P13"><text:span text:style-name="T18">Certaines notes du carnet témoignent que Delescluze envisageait la possibilité de fabriquer lui-même son papier et son encre. </text:span></text:p>
      <text:p text:style-name="P13"><text:span text:style-name="T18"/></text:p>
      <text:p text:style-name="P12"><text:span text:style-name="T17">Le premier carnet n’a pas de page de titre. Ce n’est qu’à partir du deuxième carnet que l’on voit apparaître une ébauche d’intitulé. Le numéro du carnet mis dans le coin droit supérieur est un ajout postérieur à la rédaction du carnet fait au moment quand Delescluze a décidé d’ordonner ses carnets. Le numéro remplace la page de titre.</text:span></text:p>
      <text:p text:style-name="P12"><text:span text:style-name="T17">La structure des pages s’est élaborée assez vite, dans les notes de deux premières pages. </text:span></text:p>
      <text:p text:style-name="P12"><text:span text:style-name="T17">Delescluze s’occupe de dater ses carnets et ses notes. Ces éléments chronologiques sont importants pour l’organisation factuelle des carnets. Ainsi, les dates de deux premiers jours, dont les évènements ont été retenus par Delescluze (le 30 novembre 1851 et le 14 janvier 1852), sont écrites à gauche de la page. Ensuite, Delescluze commence à écrire les dates au milieu de la page (les dates du 28 janvier 1852). Pour la rapidité d’écriture, Delescluze essaie écrire uniquement le quantième du mois. Pour distinguer les dates du reste de texte, Delescluze utilise deux longs traits horizontaux mis de chaque côté de la date. Pour la première fois, deux petits traits autour de la date apparaissent le 29 janvier 1852. Ces traits deviennent réguliers à partir du 4 février 1852. A partir du vendredi le 13 février 1852, la présentation de la date devient fixe.</text:span></text:p>
      <text:p text:style-name="P12"><text:soft-page-break/><text:span text:style-name="T17">Au premier point de vue, la mise en page de carnet impressionne par l’extrême densité du texte. Delescluze s’évertue à user d’une écriture fine, à remplir toute la page par le texte et à ne laisser aucun espace vide. </text:span></text:p>
      <text:p text:style-name="P12"><text:span text:style-name="T17">La densité du texte est probablement un moyen d’économiser les matériaux. Les premières pages du carnet comportent beaucoup de notes ayant trait aux dépenses d’argent. Delescluze note soigneusement la somme d’argent initial, les produits achetés avec leurs prix, la somme totale des dépenses du jour et le reliquat. Ce soigneux contrôle des dépenses témoigne des difficultés financières de Delescluze, ce qui explique ses tentatives d’économiser par tous les moyens. </text:span></text:p>
      <text:p text:style-name="P12"><text:span text:style-name="T17">La densité du texte écrit pourrait s’expliquer par l’habitude d’écrire finement et de ne pas laisser les endroits vides sur la page. D’autre part, la densité du texte peut s’expliquer si Delescluze ajoutait certaines notes non pas le jour de l’évènement noté, mais le jour suivant. <text:s text:c="4"/></text:span></text:p>
      <text:p text:style-name="P12"><text:span text:style-name="T17">La densité des textes a poussé Delescluze à inventer de nombreux signes graphiques pour mieux structurer les informations. Ainsi, comme nous l’avons signalé, de longs traits horizontaux ont été mis de chaque côté de la date du jour pour distinguer les dates des notes. Nous avons répertoriés tous les signes de structuration</text:span><text:span text:style-name="T20">.</text:span></text:p>
      <text:p text:style-name="P12"><text:span text:style-name="T17">Certains signes servent à faciliter la compréhension du texte écrit, dont la densité empêcherait de distinguer les informations entre elles, ou à mettre en valeur une phrase.</text:span></text:p>
      <text:p text:style-name="P12"><text:span text:style-name="T17">Certains signes sont propres au carnet d’Henri Delescluze ; ainsi, la croix aux quatre points <text:s/>qui est souvent utilisée dans le texte (environ 64 fois) pour marquer la correspondance écrite ou reçue de Delescluze, ou pour signaler certains types d'événements ou un état d'esprit ou de santé. </text:span></text:p>
      <text:p text:style-name="P12"><text:span text:style-name="T17">Enfin, outre les signes, le texte du carnet contient quelques dessins qui ne sont pas nombreux. </text:span></text:p>
      <text:p text:style-name="P12"><text:span text:style-name="T17">Nous avons déjà remarqué que l’écriture d’Henri Delescluze est assez fine et rapide, sans être calligraphiée ce qui s’explique par la destination du carnet qui sert à noter les évènements de la vie quotidienne. Le carnet reste également un document destiné à l’usage privé de son auteur. Ce n’est donc ni la beauté, ni la compréhensibilité de l’écriture qui ont été jugées importantes. Delescluze consigne les évènements de sa vie quotidienne, ses pensées et ses réflexions sur son destin et sur le monde environnent, donc, les sujets qui imposent l’usage d’une écriture rapide et fine, retranscrivant le fil de sa pensée.</text:span></text:p>
      <text:p text:style-name="P12"><text:span text:style-name="T17">La rapidité de l’écriture impose une sorte de dédain pour la graphie. Nous pensons surtout au mélange des lettres </text:span><text:span text:style-name="T20">n, u, m </text:span><text:span text:style-name="T17">qui ne sont pas toujours faciles à distinguer. C’est parfois aussi le cas des lettres </text:span><text:span text:style-name="T20">e </text:span><text:span text:style-name="T17">et </text:span><text:span text:style-name="T20">c</text:span><text:span text:style-name="T17">. La lettre </text:span><text:span text:style-name="T20">a </text:span><text:span text:style-name="T17">peut être souvent compris comme les deux lettres, </text:span><text:span text:style-name="T20">e </text:span><text:span text:style-name="T17">et </text:span><text:span text:style-name="T20">i. </text:span><text:span text:style-name="T17">Parfois on confond même les lettres </text:span><text:span text:style-name="T20">t </text:span><text:span text:style-name="T17">et </text:span><text:span text:style-name="T20">c.</text:span><text:span text:style-name="T17"> Toutes ces spécificités de l’écriture du carnet compliquent la transcription du texte pour laquelle il faut avoir une certaine habitude à l’écriture quotidienne de Delescluze.</text:span></text:p>
      <text:p text:style-name="P12"><text:span text:style-name="T17">L’écriture de certaines dates se distingue par sa qualité calligraphique. Dans ces cas là, nous avons de la chance d’apprécier une de ces belles écritures du XIX</text:span><text:span text:style-name="T30">e</text:span><text:span text:style-name="T17"> siècle bouclées et soigneusement calligraphiées. A notre avis, il n’y avait pas de motifs spéciaux qui ont imposé cette calligraphie. Comme les dates du jour joue le rôle du titre des notes, il s’agit plutôt de la façon de distinguer ce titre du reste de texte par la clarté et la beauté d’écriture. </text:span></text:p>
      <text:p text:style-name="P12"><text:span text:style-name="T17">Une autre façon de synthétiser la rapidité de l’écriture consiste en l’abréviation des mots. </text:span><text:soft-page-break/><text:span text:style-name="T17">Remarquons qu’Henri Delescluze a élaboré sa propre méthode d’abréviation des mots. </text:span></text:p>
      <text:p text:style-name="P12"><text:span text:style-name="T17">Pour rédiger les notes, Delescluze utilise trois langues. La plupart des notes ont été tenues en français. En revanche, le premier carnet contient de nombreuses insertions en anglais et quelques notes en latin. Ces dernières ne sont pas nombreuses. D’habitude il s’agit de mots comme « nil » ou « nihil » pour signaler qu’il n’y a rien d’important à noter pour le jour concerné. Nous retrouvons aussi quelques citations d’Horace, de Juvénal et de Tacite. Ainsi, le 24 mars 1852, Delescluze note quatre citations de ces trois auteurs.</text:span></text:p>
      <text:p text:style-name="P13"/>
      <text:p text:style-name="P13"><text:span text:style-name="T34">Principes éditoriaux pour l'édition imprimée</text:span> : voir texte de B. d'Anfray fourni sous la forme pap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MT" svg:font-family="TimesNewRomanPSMT"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7Ea5faArial" svg:font-family="7Ea5fa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7" style:page-layout-name="Mpm2"/>
    <style:master-page style:name="Converted9" style:page-layout-name="Mpm2"/>
    <style:master-page style:name="Converted11" style:page-layout-name="Mpm2"/>
    <style:master-page style:name="Converted13" style:page-layout-name="Mpm2"/>
    <style:master-page style:name="Converted45" style:page-layout-name="Mpm2"/>
    <style:master-page style:name="Converted49" style:page-layout-name="Mpm2"/>
    <style:master-page style:name="Converted51" style:page-layout-name="Mpm2"/>
    <style:master-page style:name="Converted53" style:page-layout-name="Mpm2"/>
    <style:master-page style:name="Converted55" style:page-layout-name="Mpm2"/>
    <style:master-page style:name="Converted59" style:page-layout-name="Mpm2"/>
    <style:master-page style:name="Converted61" style:page-layout-name="Mpm2"/>
    <style:master-page style:name="Converted63" style:page-layout-name="Mpm2"/>
    <style:master-page style:name="Converted65" style:page-layout-name="Mpm2"/>
    <style:master-page style:name="Converted67" style:page-layout-name="Mpm2"/>
    <style:master-page style:name="Converted69" style:page-layout-name="Mpm2"/>
    <style:master-page style:name="Converted71" style:page-layout-name="Mpm2"/>
    <style:master-page style:name="Converted73" style:page-layout-name="Mpm2"/>
    <style:master-page style:name="Converted75" style:page-layout-name="Mpm2"/>
    <style:master-page style:name="Converted77" style:page-layout-name="Mpm2"/>
    <style:master-page style:name="Converted79" style:page-layout-name="Mpm2"/>
    <style:master-page style:name="Converted81" style:page-layout-name="Mpm2"/>
    <style:master-page style:name="Converted83" style:page-layout-name="Mpm2"/>
    <style:master-page style:name="Converted89" style:page-layout-name="Mpm2"/>
    <style:master-page style:name="Converted91" style:page-layout-name="Mpm2"/>
    <style:master-page style:name="Converted93" style:page-layout-name="Mpm2"/>
    <style:master-page style:name="Converted103" style:page-layout-name="Mpm2"/>
    <style:master-page style:name="Converted10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ce Clavaud</meta:initial-creator>
    <meta:creation-date>2013-01-23T22:01:18.94</meta:creation-date>
    <dc:date>2013-01-23T22:52:56.87</dc:date>
    <dc:creator>Florence Clavaud</dc:creator>
    <meta:editing-duration>PT51M34S</meta:editing-duration>
    <meta:editing-cycles>6</meta:editing-cycles>
    <meta:generator>OpenOffice.org/3.4.1$Win32 OpenOffice.org_project/341m1$Build-9593</meta:generator>
    <meta:document-statistic meta:table-count="0" meta:image-count="0" meta:object-count="0" meta:page-count="6" meta:paragraph-count="77" meta:word-count="2631" meta:character-count="16063"/>
  </office:meta>
</office:document-meta>
</file>